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4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729fcf" loext:opacity="100%" fo:font-size="42pt" style:font-size-asian="42pt" style:font-size-complex="42pt"/>
    </style:style>
    <style:style style:name="P2" style:family="paragraph">
      <style:paragraph-properties style:writing-mode="lr-tb"/>
      <style:text-properties fo:color="#729fcf" loext:opacity="100%" loext:color-lum-mod="100%" loext:color-lum-off="0%" fo:font-size="42pt" style:font-size-asian="42pt" style:font-size-complex="4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justify" style:writing-mode="lr-tb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color="#729fcf" loext:opacity="100%" fo:font-size="42pt" style:font-size-asian="42pt" style:font-size-complex="42pt"/>
    </style:style>
    <style:style style:name="T2" style:family="text">
      <style:text-properties fo:color="#729fcf" loext:opacity="100%" fo:font-size="14pt" style:font-size-asian="14pt" style:font-size-complex="1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729fcf" loext:opacity="100%" fo:font-size="20pt" fo:background-color="#ffffff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8cm" svg:height="4cm" svg:x="0cm" svg:y="3.5cm" presentation:class="title" presentation:user-transformed="true">
          <draw:text-box>
            <text:p text:style-name="P1"><text:span text:style-name="T1">REALIDADE VIRTUAL</text:span><text:span text:style-name="T1"><text:line-break/></text:span><text:span text:style-name="T1"><text:line-break/></text:span><text:span text:style-name="T2">Murillo Marinho San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4">SUMÁRIO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3">O que é realidade virtual? <text:s text:c="65"/>3</text:span></text:p>
              </text:list-item>
              <text:list-item>
                <text:p text:style-name="P5"><text:span text:style-name="T3">Impactos e consequências</text:span> <text:s text:c="58"/><text:span text:style-name="T3">4</text:span></text:p>
              </text:list-item>
              <text:list-item>
                <text:p text:style-name="P5"><text:span text:style-name="T3">Referências <text:s text:c="87"/>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 text:style-name="P6">O QUE É REALIDADE VIRTUAL?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3">A realidade virtual é um ambiente gerado por meio de um computador, com cenas e objetos que parecem reais, fazendo com que os usuários se sintam imersos nessa realidade. Esse ambiente é percebido através de um óculos ou capacete próprio. </text:span></text:p>
              </text:list-item>
              <text:list-item>
                <text:p text:style-name="P7"><text:span text:style-name="T3">A realidade virtual nos permite mergulhar em videogames como se fôssemos os próprios personagens, aprender a fazer cirurgias cardíacas ou aprender a melhorar a qualidade de um treinamento esportivo para maximizar o desempenh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 text:style-name="P6">IMPACTOS E CONSEQUÊNCIA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A realidade virtual tem um impacto significativo em diversos setores da sociedade.</text:span></text:p>
              </text:list-item>
              <text:list-item>
                <text:p><text:span text:style-name="T3">Suas aplicações incluem entretenimento, educação, saúde e treinamento.</text:span></text:p>
              </text:list-item>
              <text:list-item>
                <text:p><text:span text:style-name="T3">Oferece experiências imersivas e inovadoras oportunidades de aprendizado.</text:span></text:p>
              </text:list-item>
              <text:list-item>
                <text:p><text:span text:style-name="T3">Contribui para avanços na área da saúde e melhorias no treinamento profissional.</text:span></text:p>
              </text:list-item>
              <text:list-item>
                <text:p><text:span text:style-name="T3">É importante explorar o potencial da tecnologia, abordar seus desafios e utilizá-la para o bem-estar e progresso da sociedade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 presentation:user-transformed="true">
          <draw:text-box>
            <text:p text:style-name="P6">REFERÊNCIAS</text:p>
          </draw:text-box>
        </draw:frame>
        <draw:frame presentation:style-name="pr7" draw:text-style-name="P9" draw:layer="layout" svg:width="26cm" svg:height="10cm" svg:x="1cm" svg:y="3cm" presentation:class="outline">
          <draw:text-box>
            <text:list text:style-name="L2">
              <text:list-item>
                <text:p text:style-name="P9"><text:span text:style-name="T4"><text:a xlink:href="https://encurtador.com.br/kmzI1" xlink:type="simple">https://encurtador.com.br/kmzI1</text:a></text:span></text:p>
              </text:list-item>
              <text:list-item>
                <text:p text:style-name="P9"><text:span text:style-name="T4"><text:a xlink:href="https://encurtador.com.br/iP379" xlink:type="simple">https://encurtador.com.br/iP379</text:a></text:span></text:p>
              </text:list-item>
              <text:list-item>
                <text:p text:style-name="P9"><text:span text:style-name="T4"><text:a xlink:href="https://encurtador.com.br/zABT5" xlink:type="simple">https://encurtador.com.br/zABT5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1:21:44.849243388</meta:creation-date>
    <meta:editing-duration>PT24M17S</meta:editing-duration>
    <meta:editing-cycles>2</meta:editing-cycles>
    <meta:generator>LibreOffice/7.4.5.1$Linux_X86_64 LibreOffice_project/40$Build-1</meta:generator>
    <dc:title>Blue Curve</dc:title>
    <dc:date>2023-06-21T11:46:00.761893508</dc:date>
    <meta:document-statistic meta:object-count="54"/>
  </office:meta>
</office:document-meta>
</file>